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DependencyInjectionTests.verifyNumParameterized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DependencyInjectionTests.injec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DependencyInjectionTests.employe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DependencyInjectionTests.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DependencyInjectionTests.verifyPetAnd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